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53c10"/>
    </style:style>
    <style:style style:name="P2" style:family="paragraph" style:parent-style-name="Standard">
      <style:text-properties officeooo:rsid="000f49b3" officeooo:paragraph-rsid="000f49b3"/>
    </style:style>
    <style:style style:name="P3" style:family="paragraph" style:parent-style-name="Standard">
      <style:text-properties style:font-name="Cantarell" officeooo:rsid="000f49b3" officeooo:paragraph-rsid="000f49b3"/>
    </style:style>
    <style:style style:name="P4" style:family="paragraph" style:parent-style-name="Standard">
      <style:text-properties style:font-name="Cantarell" fo:font-size="9pt" officeooo:rsid="000f49b3" officeooo:paragraph-rsid="000f49b3" style:font-size-asian="9pt" style:font-size-complex="9pt"/>
    </style:style>
    <style:style style:name="P5" style:family="paragraph" style:parent-style-name="Text_20_body">
      <style:text-properties style:font-name="Cantarell" fo:font-size="9pt" style:font-size-asian="9pt" style:font-size-complex="9pt"/>
    </style:style>
    <style:style style:name="P6" style:family="paragraph" style:parent-style-name="Text_20_body">
      <style:text-properties style:font-name="Cantarell" fo:font-size="9pt" officeooo:paragraph-rsid="001236df" style:font-size-asian="9pt" style:font-size-complex="9pt"/>
    </style:style>
    <style:style style:name="P7" style:family="paragraph" style:parent-style-name="Text_20_body">
      <style:text-properties style:font-name="Cantarell" fo:font-size="9pt" officeooo:paragraph-rsid="0013e412" style:font-size-asian="9pt" style:font-size-complex="9pt"/>
    </style:style>
    <style:style style:name="P8" style:family="paragraph" style:parent-style-name="Text_20_body">
      <style:text-properties style:font-name="Cantarell" fo:font-size="9pt" officeooo:rsid="00153c10" officeooo:paragraph-rsid="00153c10" style:font-size-asian="9pt" style:font-size-complex="9pt"/>
    </style:style>
    <style:style style:name="P9" style:family="paragraph" style:parent-style-name="Heading_20_5">
      <style:text-properties style:font-name="Cantarell" fo:font-size="9pt" officeooo:rsid="00153c10" officeooo:paragraph-rsid="00153c10" style:font-size-asian="9pt" style:font-size-complex="9pt"/>
    </style:style>
    <style:style style:name="P10" style:family="paragraph" style:parent-style-name="Text_20_body">
      <style:text-properties style:font-name="Cantarell" fo:font-size="9pt" officeooo:rsid="00153c10" officeooo:paragraph-rsid="00179587" style:font-size-asian="9pt" style:font-size-complex="9pt"/>
    </style:style>
    <style:style style:name="P11" style:family="paragraph" style:parent-style-name="Standard">
      <style:text-properties style:font-name="Cantarell" fo:font-size="9pt" officeooo:rsid="001e9d08" officeooo:paragraph-rsid="001e9d08" style:font-size-asian="9pt" style:font-size-complex="9pt"/>
    </style:style>
    <style:style style:name="P12" style:family="paragraph" style:parent-style-name="Text_20_body">
      <style:text-properties style:font-name="Cantarell" fo:font-size="9pt" officeooo:rsid="001603e2" officeooo:paragraph-rsid="00153c10" style:font-size-asian="9pt" style:font-size-complex="9pt"/>
    </style:style>
    <style:style style:name="P13" style:family="paragraph" style:parent-style-name="Text_20_body">
      <style:text-properties style:font-name="Cantarell" fo:font-size="9pt" officeooo:rsid="00179587" officeooo:paragraph-rsid="00179587" style:font-size-asian="9pt" style:font-size-complex="9pt"/>
    </style:style>
    <style:style style:name="P14" style:family="paragraph" style:parent-style-name="Text_20_body">
      <style:text-properties style:font-name="Cantarell" fo:font-size="9pt" officeooo:rsid="0018fc5c" officeooo:paragraph-rsid="0018fc5c" style:font-size-asian="9pt" style:font-size-complex="9pt"/>
    </style:style>
    <style:style style:name="P15" style:family="paragraph" style:parent-style-name="Standard">
      <style:text-properties style:font-name="Cantarell" fo:font-size="9pt" officeooo:rsid="0010ed35" officeooo:paragraph-rsid="0010ed35" style:font-size-asian="7.84999990463257pt" style:font-size-complex="9pt"/>
    </style:style>
    <style:style style:name="P16" style:family="paragraph" style:parent-style-name="Text_20_body">
      <style:text-properties style:font-name="Cantarell" fo:font-size="9pt" officeooo:rsid="0010ed35" officeooo:paragraph-rsid="0010ed35" style:font-size-asian="7.84999990463257pt" style:font-size-complex="9pt"/>
    </style:style>
    <style:style style:name="P17" style:family="paragraph" style:parent-style-name="Text_20_body">
      <style:text-properties style:font-name="Cantarell" fo:font-size="9pt" officeooo:rsid="00121a27" officeooo:paragraph-rsid="00121a27" style:font-size-asian="7.84999990463257pt" style:font-size-complex="9pt"/>
    </style:style>
    <style:style style:name="P18" style:family="paragraph" style:parent-style-name="Text_20_body">
      <style:text-properties style:font-name="Cantarell" fo:font-size="9pt" officeooo:rsid="001236df" officeooo:paragraph-rsid="001236df" style:font-size-asian="7.84999990463257pt" style:font-size-complex="9pt"/>
    </style:style>
    <style:style style:name="P19" style:family="paragraph" style:parent-style-name="Standard">
      <style:text-properties style:font-name="Cantarell" fo:font-size="9pt" officeooo:rsid="000f49b3" officeooo:paragraph-rsid="000f49b3" style:font-size-asian="7.84999990463257pt" style:font-size-complex="9pt"/>
    </style:style>
    <style:style style:name="P20" style:family="paragraph" style:parent-style-name="Text_20_body">
      <style:text-properties style:font-name="Cantarell" fo:font-size="9pt" fo:font-style="normal" officeooo:rsid="001236df" officeooo:paragraph-rsid="001236df" style:font-size-asian="9pt" style:font-style-asian="normal" style:font-size-complex="9pt" style:font-style-complex="normal"/>
    </style:style>
    <style:style style:name="P21" style:family="paragraph" style:parent-style-name="Standard">
      <style:paragraph-properties fo:text-align="start" style:justify-single-word="false"/>
      <style:text-properties style:font-name="Cantarell" fo:font-size="9pt" fo:font-weight="normal" officeooo:rsid="00206c4d" officeooo:paragraph-rsid="00206c4d" style:font-size-asian="7.84999990463257pt" style:font-weight-asian="normal" style:font-size-complex="9pt" style:font-weight-complex="normal"/>
    </style:style>
    <style:style style:name="P22" style:family="paragraph" style:parent-style-name="Standard">
      <style:text-properties style:font-name="Cantarell" fo:font-size="12pt" officeooo:rsid="000f49b3" officeooo:paragraph-rsid="000f49b3" style:font-size-asian="12pt" style:font-size-complex="12pt"/>
    </style:style>
    <style:style style:name="P23" style:family="paragraph" style:parent-style-name="Text_20_body">
      <style:text-properties style:font-name="Cantarell" fo:font-size="12pt" officeooo:rsid="00153c10" officeooo:paragraph-rsid="00153c10" style:font-size-asian="12pt" style:font-size-complex="12pt"/>
    </style:style>
    <style:style style:name="P24" style:family="paragraph" style:parent-style-name="Standard">
      <style:paragraph-properties fo:text-align="center" style:justify-single-word="false"/>
      <style:text-properties style:font-name="Cantarell" fo:font-size="12pt" officeooo:rsid="001e9d08" officeooo:paragraph-rsid="001e9d08" style:font-size-asian="12pt" style:font-size-complex="12pt"/>
    </style:style>
    <style:style style:name="P25" style:family="paragraph" style:parent-style-name="Text_20_body">
      <style:paragraph-properties fo:text-align="center" style:justify-single-word="false"/>
      <style:text-properties style:font-name="Cantarell" fo:font-size="12pt" fo:font-weight="bold" officeooo:rsid="00121a27" officeooo:paragraph-rsid="00121a27" style:font-size-asian="12pt" style:font-weight-asian="bold" style:font-size-complex="12pt" style:font-weight-complex="bold"/>
    </style:style>
    <style:style style:name="P26" style:family="paragraph" style:parent-style-name="Text_20_body">
      <style:text-properties style:font-name="Cantarell" fo:font-size="12pt" officeooo:rsid="001236df" officeooo:paragraph-rsid="001236df"/>
    </style:style>
    <style:style style:name="P27" style:family="paragraph" style:parent-style-name="Text_20_body">
      <style:text-properties style:font-name="Cantarell" fo:font-size="12pt" fo:font-style="normal" officeooo:rsid="0013e412" officeooo:paragraph-rsid="0013e412" style:font-size-asian="12pt" style:font-style-asian="normal" style:font-size-complex="12pt" style:font-style-complex="normal"/>
    </style:style>
    <style:style style:name="P28" style:family="paragraph" style:parent-style-name="Text_20_body">
      <style:text-properties style:font-name="Cantarell" fo:font-size="7pt" fo:font-weight="normal" officeooo:rsid="00153c10" officeooo:paragraph-rsid="00153c10" style:font-size-asian="7pt" style:font-weight-asian="normal" style:font-size-complex="7pt" style:font-weight-complex="normal"/>
    </style:style>
    <style:style style:name="P29" style:family="paragraph" style:parent-style-name="Standard">
      <style:paragraph-properties fo:text-align="start" style:justify-single-word="false"/>
      <style:text-properties style:font-name="Cantarell" fo:font-size="10pt" fo:font-weight="bold" officeooo:rsid="00206c4d" officeooo:paragraph-rsid="00206c4d" style:font-size-asian="10pt" style:font-weight-asian="bold" style:font-size-complex="10pt" style:font-weight-complex="bold"/>
    </style:style>
    <style:style style:name="P30" style:family="paragraph" style:parent-style-name="Text_20_body">
      <style:text-properties officeooo:paragraph-rsid="001236df"/>
    </style:style>
    <style:style style:name="P31" style:family="paragraph" style:parent-style-name="Text_20_body">
      <style:text-properties officeooo:paragraph-rsid="0013e412"/>
    </style:style>
    <style:style style:name="P32" style:family="paragraph" style:parent-style-name="Text_20_body">
      <style:text-properties officeooo:paragraph-rsid="00179587"/>
    </style:style>
    <style:style style:name="P33" style:family="paragraph" style:parent-style-name="Text_20_body">
      <style:text-properties officeooo:paragraph-rsid="0018fc5c"/>
    </style:style>
    <style:style style:name="P34" style:family="paragraph" style:parent-style-name="Text_20_body">
      <style:text-properties fo:font-size="12pt" officeooo:rsid="001c8aaa" officeooo:paragraph-rsid="001c8aaa" style:font-size-asian="12pt" style:font-size-complex="12pt"/>
    </style:style>
    <style:style style:name="P35" style:family="paragraph" style:parent-style-name="Standard">
      <style:paragraph-properties fo:text-align="center" style:justify-single-word="false"/>
      <style:text-properties style:font-name="Cantarell" fo:font-size="12pt" officeooo:rsid="001e9d08" officeooo:paragraph-rsid="001e9d08" style:font-size-asian="12pt" style:font-size-complex="12pt"/>
    </style:style>
    <style:style style:name="P36" style:family="paragraph" style:parent-style-name="Standard">
      <style:text-properties style:font-name="Cantarell" fo:font-size="12pt" officeooo:rsid="001d1003" officeooo:paragraph-rsid="001d1003" style:font-size-asian="12pt" style:font-size-complex="12pt"/>
    </style:style>
    <style:style style:name="P37" style:family="paragraph" style:parent-style-name="Standard">
      <style:text-properties style:font-name="Cantarell" fo:font-size="12pt" fo:font-weight="bold" officeooo:rsid="0023e314" officeooo:paragraph-rsid="0023e314" style:font-size-asian="12pt" style:font-weight-asian="bold" style:font-size-complex="12pt" style:font-weight-complex="bold"/>
    </style:style>
    <style:style style:name="P38" style:family="paragraph" style:parent-style-name="Standard">
      <style:text-properties style:font-name="Cantarell" fo:font-size="9pt" officeooo:rsid="001d1003" officeooo:paragraph-rsid="001d1003" style:font-size-asian="7.84999990463257pt" style:font-size-complex="9pt"/>
    </style:style>
    <style:style style:name="P39" style:family="paragraph" style:parent-style-name="Standard">
      <style:paragraph-properties fo:text-align="start" style:justify-single-word="false"/>
      <style:text-properties style:font-name="Cantarell" fo:font-size="9pt" fo:font-weight="bold" officeooo:rsid="00206c4d" officeooo:paragraph-rsid="00206c4d" style:font-size-asian="7.84999990463257pt" style:font-weight-asian="bold" style:font-size-complex="9pt" style:font-weight-complex="bold"/>
    </style:style>
    <style:style style:name="P40" style:family="paragraph" style:parent-style-name="Standard">
      <style:paragraph-properties fo:text-align="start" style:justify-single-word="false"/>
      <style:text-properties style:font-name="Cantarell" fo:font-size="9pt" fo:font-weight="normal" officeooo:rsid="00206c4d" officeooo:paragraph-rsid="00206c4d" style:font-size-asian="7.84999990463257pt" style:font-weight-asian="normal" style:font-size-complex="9pt" style:font-weight-complex="normal"/>
    </style:style>
    <style:style style:name="P41" style:family="paragraph" style:parent-style-name="Standard">
      <style:paragraph-properties fo:text-align="start" style:justify-single-word="false"/>
      <style:text-properties style:font-name="Cantarell" fo:font-size="9pt" fo:font-weight="normal" officeooo:rsid="0025111c" officeooo:paragraph-rsid="0025111c" style:font-size-asian="7.84999990463257pt" style:font-weight-asian="normal" style:font-size-complex="9pt" style:font-weight-complex="normal"/>
    </style:style>
    <style:style style:name="P42" style:family="paragraph" style:parent-style-name="Standard">
      <style:text-properties style:font-name="Cantarell" fo:font-size="9pt" fo:font-weight="normal" officeooo:rsid="0025111c" officeooo:paragraph-rsid="0025111c" style:font-size-asian="7.84999990463257pt" style:font-weight-asian="normal" style:font-size-complex="9pt" style:font-weight-complex="normal"/>
    </style:style>
    <style:style style:name="P43" style:family="paragraph" style:parent-style-name="Standard">
      <style:text-properties style:font-name="Cantarell" fo:font-size="9pt" fo:font-weight="normal" officeooo:rsid="0025111c" officeooo:paragraph-rsid="0025111c" style:font-size-asian="9pt" style:font-weight-asian="normal" style:font-size-complex="9pt" style:font-weight-complex="normal"/>
    </style:style>
    <style:style style:name="P44" style:family="paragraph" style:parent-style-name="Standard">
      <style:text-properties style:font-name="Cantarell" fo:font-size="9pt" officeooo:rsid="001e9d08" officeooo:paragraph-rsid="0025111c" style:font-size-asian="9pt" style:font-size-complex="9pt"/>
    </style:style>
    <style:style style:name="P45" style:family="paragraph" style:parent-style-name="Standard">
      <style:text-properties style:font-name="Cantarell" fo:font-size="10pt" fo:font-weight="bold" officeooo:rsid="001e9d08" officeooo:paragraph-rsid="001e9d08" style:font-size-asian="10pt" style:font-weight-asian="bold" style:font-size-complex="10pt" style:font-weight-complex="bold"/>
    </style:style>
    <style:style style:name="P46" style:family="paragraph" style:parent-style-name="Standard">
      <style:text-properties style:font-name="Cantarell" fo:font-size="10pt" fo:font-weight="bold" officeooo:rsid="0025111c" officeooo:paragraph-rsid="0025111c" style:font-size-asian="10pt" style:font-weight-asian="bold" style:font-size-complex="10pt" style:font-weight-complex="bold"/>
    </style:style>
    <style:style style:name="P47" style:family="paragraph" style:parent-style-name="Text_20_body" style:list-style-name="L1"/>
    <style:style style:name="P48" style:family="paragraph" style:parent-style-name="Text_20_body">
      <style:text-properties style:font-name="Cantarell" fo:font-size="9pt" officeooo:rsid="001c8aaa" officeooo:paragraph-rsid="001236df" style:font-size-asian="9pt" style:font-size-complex="9pt"/>
    </style:style>
    <style:style style:name="P49" style:family="paragraph" style:parent-style-name="Text_20_body">
      <style:text-properties style:font-name="Cantarell" fo:font-size="9pt" officeooo:rsid="00179587" officeooo:paragraph-rsid="00179587" style:font-size-asian="9pt" style:font-size-complex="9pt"/>
    </style:style>
    <style:style style:name="P50" style:family="paragraph" style:parent-style-name="Text_20_body">
      <style:text-properties style:font-name="Cantarell" fo:font-size="9pt" fo:font-style="normal" officeooo:rsid="001c8aaa" officeooo:paragraph-rsid="001c8aaa" style:font-size-asian="7.84999990463257pt" style:font-style-asian="normal" style:font-size-complex="9pt" style:font-style-complex="normal"/>
    </style:style>
    <style:style style:name="T1" style:family="text">
      <style:text-properties style:font-name="Cantarell"/>
    </style:style>
    <style:style style:name="T2" style:family="text">
      <style:text-properties style:font-name="Cantarell" fo:font-size="9pt" style:font-size-asian="9pt" style:font-size-complex="9pt"/>
    </style:style>
    <style:style style:name="T3" style:family="text">
      <style:text-properties style:font-name="Cantarell" fo:font-size="9pt" officeooo:rsid="00153c10" style:font-size-asian="9pt" style:font-size-complex="9pt"/>
    </style:style>
    <style:style style:name="T4" style:family="text">
      <style:text-properties style:font-name="Cantarell" fo:font-size="9pt" officeooo:rsid="001603e2" style:font-size-asian="9pt" style:font-size-complex="9pt"/>
    </style:style>
    <style:style style:name="T5" style:family="text">
      <style:text-properties style:font-name="Cantarell" fo:font-size="9pt" officeooo:rsid="00179587" style:font-size-asian="9pt" style:font-size-complex="9pt"/>
    </style:style>
    <style:style style:name="T6" style:family="text">
      <style:text-properties style:font-name="Cantarell" fo:font-size="9pt" officeooo:rsid="0018fc5c" style:font-size-asian="9pt" style:font-size-complex="9pt"/>
    </style:style>
    <style:style style:name="T7" style:family="text">
      <style:text-properties style:font-name="Cantarell" fo:font-size="9pt" officeooo:rsid="001c8aaa" style:font-size-asian="9pt" style:font-size-complex="9pt"/>
    </style:style>
    <style:style style:name="T8" style:family="text">
      <style:text-properties style:font-name="Cantarell" fo:font-size="9pt" fo:font-style="normal" fo:font-weight="normal" officeooo:rsid="0013e412" style:font-size-asian="7.84999990463257pt" style:font-style-asian="normal" style:font-weight-asian="normal" style:font-size-complex="9pt" style:font-style-complex="normal" style:font-weight-complex="normal"/>
    </style:style>
    <style:style style:name="T9" style:family="text">
      <style:text-properties style:font-name="Cantarell" fo:font-size="9pt" fo:font-style="normal" fo:font-weight="normal" officeooo:rsid="0013e412" style:font-size-asian="9pt" style:font-style-asian="normal" style:font-weight-asian="normal" style:font-size-complex="9pt" style:font-style-complex="normal" style:font-weight-complex="normal"/>
    </style:style>
    <style:style style:name="T10" style:family="text">
      <style:text-properties style:font-name="Cantarell" fo:font-size="9pt" fo:font-style="normal" fo:font-weight="bold" officeooo:rsid="0013e412" style:font-size-asian="7.84999990463257pt" style:font-style-asian="normal" style:font-weight-asian="bold" style:font-size-complex="9pt" style:font-style-complex="normal" style:font-weight-complex="bold"/>
    </style:style>
    <style:style style:name="T11" style:family="text">
      <style:text-properties style:font-name="Cantarell" fo:font-size="9pt" fo:font-style="normal" fo:font-weight="bold" officeooo:rsid="0013e412" style:font-size-asian="9pt" style:font-style-asian="normal" style:font-weight-asian="bold" style:font-size-complex="9pt" style:font-style-complex="normal" style:font-weight-complex="bold"/>
    </style:style>
    <style:style style:name="T12" style:family="text">
      <style:text-properties style:font-name="Cantarell" fo:font-size="9pt" fo:font-style="normal" officeooo:rsid="001236df" style:font-size-asian="9pt" style:font-style-asian="normal" style:font-size-complex="9pt" style:font-style-complex="normal"/>
    </style:style>
    <style:style style:name="T13" style:family="text">
      <style:text-properties style:font-name="Cantarell" fo:font-size="9pt" fo:font-weight="normal" officeooo:rsid="0013e412" style:font-size-asian="9pt" style:font-weight-asian="normal" style:font-size-complex="9pt" style:font-weight-complex="normal"/>
    </style:style>
    <style:style style:name="T14" style:family="text">
      <style:text-properties style:font-name="Cantarell" fo:font-size="9pt" fo:font-weight="normal" officeooo:rsid="001534b9" style:font-size-asian="9pt" style:font-weight-asian="normal" style:font-size-complex="9pt" style:font-weight-complex="normal"/>
    </style:style>
    <style:style style:name="T15" style:family="text">
      <style:text-properties style:font-name="Cantarell" fo:font-size="9pt" fo:font-weight="normal" officeooo:rsid="0018fc5c" style:font-size-asian="9pt" style:font-weight-asian="normal" style:font-size-complex="9pt" style:font-weight-complex="normal"/>
    </style:style>
    <style:style style:name="T16" style:family="text">
      <style:text-properties style:font-name="Cantarell" fo:font-size="9pt" fo:font-weight="bold" style:font-size-asian="9pt" style:font-weight-asian="bold" style:font-size-complex="9pt" style:font-weight-complex="bold"/>
    </style:style>
    <style:style style:name="T17" style:family="text">
      <style:text-properties style:font-name="Cantarell" fo:font-size="9pt" fo:font-weight="bold" officeooo:rsid="0013e412" style:font-size-asian="9pt" style:font-weight-asian="bold" style:font-size-complex="9pt" style:font-weight-complex="bold"/>
    </style:style>
    <style:style style:name="T18" style:family="text">
      <style:text-properties style:font-name="Cantarell" fo:font-size="9pt" fo:font-weight="bold" officeooo:rsid="001534b9" style:font-size-asian="9pt" style:font-weight-asian="bold" style:font-size-complex="9pt" style:font-weight-complex="bold"/>
    </style:style>
    <style:style style:name="T19" style:family="text">
      <style:text-properties style:font-name="Cantarell" fo:font-size="9pt" fo:font-weight="bold" officeooo:rsid="00153c10" style:font-size-asian="9pt" style:font-weight-asian="bold" style:font-size-complex="9pt" style:font-weight-complex="bold"/>
    </style:style>
    <style:style style:name="T20" style:family="text">
      <style:text-properties style:font-name="Cantarell" fo:font-size="9pt" fo:font-weight="bold" officeooo:rsid="001603e2" style:font-size-asian="9pt" style:font-weight-asian="bold" style:font-size-complex="9pt" style:font-weight-complex="bold"/>
    </style:style>
    <style:style style:name="T21" style:family="text">
      <style:text-properties style:font-name="Cantarell" fo:font-size="9pt" fo:font-weight="bold" officeooo:rsid="00179587" style:font-size-asian="9pt" style:font-weight-asian="bold" style:font-size-complex="9pt" style:font-weight-complex="bold"/>
    </style:style>
    <style:style style:name="T22" style:family="text">
      <style:text-properties style:font-name="Cantarell" fo:font-size="9pt" fo:font-weight="bold" officeooo:rsid="0018fc5c" style:font-size-asian="9pt" style:font-weight-asian="bold" style:font-size-complex="9pt" style:font-weight-complex="bold"/>
    </style:style>
    <style:style style:name="T23" style:family="text">
      <style:text-properties style:font-name="Cantarell" fo:font-size="9pt" fo:font-style="italic" officeooo:rsid="001603e2" style:font-size-asian="9pt" style:font-style-asian="italic" style:font-size-complex="9pt" style:font-style-complex="italic"/>
    </style:style>
    <style:style style:name="T24" style:family="text">
      <style:text-properties style:font-name="Cantarell"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officeooo:rsid="0013e412" style:font-weight-asian="bold" style:font-weight-complex="bold"/>
    </style:style>
    <style:style style:name="T27" style:family="text">
      <style:text-properties fo:font-weight="bold" style:font-size-asian="12pt" style:font-weight-asian="bold" style:font-size-complex="12pt" style:font-weight-complex="bold"/>
    </style:style>
    <style:style style:name="T28" style:family="text">
      <style:text-properties officeooo:rsid="00109699"/>
    </style:style>
    <style:style style:name="T29" style:family="text">
      <style:text-properties officeooo:rsid="0010ed35"/>
    </style:style>
    <style:style style:name="T30" style:family="text">
      <style:text-properties style:font-size-asian="12pt" style:font-size-complex="12pt"/>
    </style:style>
    <style:style style:name="T31" style:family="text">
      <style:text-properties officeooo:rsid="0013e412"/>
    </style:style>
    <style:style style:name="T32" style:family="text">
      <style:text-properties fo:font-weight="normal" style:font-weight-asian="normal" style:font-weight-complex="normal"/>
    </style:style>
    <style:style style:name="T33" style:family="text">
      <style:text-properties fo:font-weight="normal" officeooo:rsid="0013e412" style:font-weight-asian="normal" style:font-weight-complex="normal"/>
    </style:style>
    <style:style style:name="T34" style:family="text">
      <style:text-properties fo:font-weight="normal" officeooo:rsid="0025111c" style:font-weight-asian="normal" style:font-weight-complex="normal"/>
    </style:style>
    <style:style style:name="T35" style:family="text">
      <style:text-properties fo:font-style="italic" fo:font-weight="normal" officeooo:rsid="0013e412" style:font-style-asian="italic" style:font-weight-asian="normal" style:font-style-complex="italic" style:font-weight-complex="normal"/>
    </style:style>
    <style:style style:name="T36" style:family="text">
      <style:text-properties officeooo:rsid="001534b9"/>
    </style:style>
    <style:style style:name="T37" style:family="text">
      <style:text-properties fo:color="#c9211e" loext:opacity="100%" style:font-name="Cantarell" fo:font-size="9pt" fo:font-weight="normal" officeooo:rsid="001534b9" style:font-size-asian="9pt" style:font-weight-asian="normal" style:font-size-complex="9pt" style:font-weight-complex="normal"/>
    </style:style>
    <style:style style:name="T38" style:family="text">
      <style:text-properties fo:color="#c9211e" loext:opacity="100%" style:font-name="Cantarell" fo:font-size="9pt" fo:font-weight="normal" officeooo:rsid="001603e2" style:font-size-asian="9pt" style:font-weight-asian="normal" style:font-size-complex="9pt" style:font-weight-complex="normal"/>
    </style:style>
    <style:style style:name="T39" style:family="text">
      <style:text-properties fo:font-style="normal" officeooo:rsid="001236df" style:font-style-asian="normal" style:font-style-complex="normal"/>
    </style:style>
    <style:style style:name="T40" style:family="text">
      <style:text-properties fo:font-style="normal" officeooo:rsid="001534b9" style:font-style-asian="normal" style:font-style-complex="normal"/>
    </style:style>
    <style:style style:name="T41" style:family="text">
      <style:text-properties fo:font-style="normal" officeooo:rsid="0013e412" style:font-style-asian="normal" style:font-style-complex="normal"/>
    </style:style>
    <style:style style:name="T42" style:family="text">
      <style:text-properties fo:font-style="normal" fo:font-weight="bold" officeooo:rsid="001534b9" style:font-style-asian="normal" style:font-weight-asian="bold" style:font-style-complex="normal" style:font-weight-complex="bold"/>
    </style:style>
    <style:style style:name="T43" style:family="text">
      <style:text-properties fo:font-style="normal" fo:font-weight="bold" officeooo:rsid="0013e412" style:font-style-asian="normal" style:font-weight-asian="bold" style:font-style-complex="normal" style:font-weight-complex="bold"/>
    </style:style>
    <style:style style:name="T44" style:family="text">
      <style:text-properties style:text-position="33% 80%"/>
    </style:style>
    <style:style style:name="T45" style:family="text">
      <style:text-properties officeooo:rsid="001d1003"/>
    </style:style>
    <style:style style:name="T46" style:family="text">
      <style:text-properties officeooo:rsid="0023e314"/>
    </style:style>
    <style:style style:name="T47" style:family="text">
      <style:text-properties fo:font-size="9pt" style:font-size-asian="7.84999990463257pt" style:font-size-complex="9pt"/>
    </style:style>
    <style:style style:name="T48" style:family="text">
      <style:text-properties fo:font-size="9pt" fo:font-weight="normal" style:font-size-asian="7.84999990463257pt" style:font-weight-asian="normal" style:font-size-complex="9pt" style:font-weight-complex="normal"/>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oleepo-core:</text:p>
      <text:p text:style-name="P2"/>
      <text:p text:style-name="P3">- <text:s/>/views/carriers/_configuration.gsp</text:p>
      <text:p text:style-name="P2"/>
      <text:p text:style-name="P4">Parte di view dei carriers, invia una richiesta POST in ajax al controller “<text:span text:style-name="T25">ShipperController</text:span>” <text:span text:style-name="T28">contenente i parametri necessari alla configurazione del carrier in questione. </text:span><text:span text:style-name="T29">Va a chiamare il metodo save, passandogli i parametri necessari</text:span></text:p>
      <text:p text:style-name="P4"/>
      <text:p text:style-name="P22">- /<text:span text:style-name="T45">views/index.gsp</text:span></text:p>
      <text:p text:style-name="P19"/>
      <text:p text:style-name="P38">Qui vengono listati tuti i corrieri disponibili in poleepo, aggiungiamo quindi un link che mostra il template corrispondente al corriere FedEx</text:p>
      <text:p text:style-name="P38"/>
      <text:p text:style-name="P36">/<text:span text:style-name="T46">i18n/</text:span></text:p>
      <text:p text:style-name="P36"><text:span text:style-name="T47"/></text:p>
      <text:p text:style-name="P37"><text:span text:style-name="T47">message.properties: </text:span><text:span text:style-name="T48">campi di testo da inserire nelle pagine HTML, es: caselle di testo nella view del corriere Fedex</text:span></text:p>
      <text:p text:style-name="P22"/>
      <text:p text:style-name="P22">- /<text:span text:style-name="T29">controllers/com/macrosolution/mpm/shipper/ShipperController</text:span></text:p>
      <text:p text:style-name="P22"/>
      <text:p text:style-name="P16"><text:span text:style-name="Source_20_Text">il metodo che save()</text:span>, è designato per gestire la configurazione e il salvataggio delle informazioni relative a diversi corrieri (spedizionieri). Ecco una spiegazione dettagliata del suo funzionamento:</text:p>
      <text:list text:style-name="L1">
        <text:list-item>
          <text:p text:style-name="P47"><text:span text:style-name="Strong_20_Emphasis"><text:span text:style-name="T2">Inizio Transazione</text:span></text:span><text:span text:style-name="T2">: Il metodo è annotato con </text:span><text:span text:style-name="Source_20_Text"><text:span text:style-name="T2">@Transactional</text:span></text:span><text:span text:style-name="T2">, che indica che l'esecuzione del metodo deve essere gestita come una transazione database completa. Ciò significa che tutte le operazioni di database all'interno del metodo saranno completate solo se non si verificano eccezioni; altrimenti, tutte le modifiche al database verranno annullate (rollback).</text:span></text:p>
        </text:list-item>
        <text:list-item>
          <text:p text:style-name="P47"><text:span text:style-name="Strong_20_Emphasis"><text:span text:style-name="T2">Estrazione e Validazione dei Parametri</text:span></text:span><text:span text:style-name="T2">: Vengono estratti i dati da </text:span><text:span text:style-name="Source_20_Text"><text:span text:style-name="T2">session</text:span></text:span><text:span text:style-name="T2"> e </text:span><text:span text:style-name="Source_20_Text"><text:span text:style-name="T2">params</text:span></text:span><text:span text:style-name="T2">, che contengono rispettivamente informazioni sulla sessione utente e parametri della richiesta HTTP. Il metodo controlla vari tipi di configurazioni del corriere in base al tipo specificato e verifica se tutti i campi obbligatori sono presenti. Se mancano alcuni dati necessari, imposta il rollback della transazione, imposta uno stato di risposta HTTP 405 e restituisce un messaggio di errore all'utente.</text:span></text:p>
        </text:list-item>
        <text:list-item>
          <text:p text:style-name="P47"><text:span text:style-name="Strong_20_Emphasis"><text:span text:style-name="T2">Conversione e Normalizzazione dei Dati</text:span></text:span><text:span text:style-name="T2">: Il metodo converte alcuni dati in formati specifici, come booleani o date, per assicurarsi che siano nel formato corretto prima di procedere.</text:span></text:p>
        </text:list-item>
        <text:list-item>
          <text:p text:style-name="P47"><text:span text:style-name="Strong_20_Emphasis"><text:span text:style-name="T2">Creazione o Recupero dell'Oggetto Shipper</text:span></text:span><text:span text:style-name="T2">: A seconda del tipo di corriere e dei dati forniti, il sistema cerca un oggetto </text:span><text:span text:style-name="Source_20_Text"><text:span text:style-name="T2">Shipper</text:span></text:span><text:span text:style-name="T2"> esistente o ne crea uno nuovo. Questo oggetto rappresenta il corriere nel sistema.</text:span></text:p>
        </text:list-item>
        <text:list-item>
          <text:p text:style-name="P47"><text:span text:style-name="Strong_20_Emphasis"><text:span text:style-name="T2">Impostazione dei Parametri del Corriere</text:span></text:span><text:span text:style-name="T2">: Il metodo imposta vari attributi dell'oggetto </text:span><text:span text:style-name="Source_20_Text"><text:span text:style-name="T2">Shipper</text:span></text:span><text:span text:style-name="T2"> come il nome, il codice e altri parametri specifici del corriere da </text:span><text:span text:style-name="Source_20_Text"><text:span text:style-name="T2">params</text:span></text:span><text:span text:style-name="T2">.</text:span></text:p>
        </text:list-item>
        <text:list-item>
          <text:p text:style-name="P47"><text:span text:style-name="Strong_20_Emphasis"><text:span text:style-name="T2">Verifica della Configurazione</text:span></text:span><text:span text:style-name="T2">: Prima di salvare l'oggetto </text:span><text:span text:style-name="Source_20_Text"><text:span text:style-name="T2">Shipper</text:span></text:span><text:span text:style-name="T2">, il sistema chiama </text:span><text:span text:style-name="Source_20_Text"><text:span text:style-name="T2">shipperService.verifyConfiguration()</text:span></text:span><text:span text:style-name="T2"> per assicurarsi che la configurazione del corriere sia valida. Se la verifica fallisce, viene impostato il rollback della transazione e restituito un messaggio di errore.</text:span></text:p>
        </text:list-item>
        <text:list-item>
          <text:p text:style-name="P47"><text:span text:style-name="Strong_20_Emphasis"><text:span text:style-name="T2">Salvataggio dell'Oggetto Shipper</text:span></text:span><text:span text:style-name="T2">: Se la configurazione è valida e non ci sono errori, il metodo tenta di salvare l'oggetto </text:span><text:span text:style-name="Source_20_Text"><text:span text:style-name="T2">Shipper</text:span></text:span><text:span text:style-name="T2"> nel database. Se si verificano errori durante il salvataggio, si imposta il rollback e si mostra un messaggio di errore.</text:span></text:p>
        </text:list-item>
        <text:list-item>
          <text:p text:style-name="P47"><text:span text:style-name="Strong_20_Emphasis"><text:span text:style-name="T2">Gestione del Corriere Predefinito</text:span></text:span><text:span text:style-name="T2">: Dopo il salvataggio, il metodo controlla se esiste un corriere predefinito per lo store. Se non esiste, imposta il corriere appena salvato come predefinito.</text:span></text:p>
        </text:list-item>
        <text:list-item>
          <text:p text:style-name="P47"><text:span text:style-name="Strong_20_Emphasis"><text:span text:style-name="T2">Reso della Risposta</text:span></text:span><text:span text:style-name="T2">: Alla fine del metodo, se tutto è andato a buon fine, viene restituito l'ID dell'oggetto </text:span><text:span text:style-name="Source_20_Text"><text:span text:style-name="T2">Shipper</text:span></text:span><text:span text:style-name="T2">. Se ci sono stati errori, viene restituito il dettaglio degli errori.</text:span></text:p>
        </text:list-item>
      </text:list>
      <text:p text:style-name="P5">Questo metodo è quindi un punto centrale per la gestione della configurazione dei corrieri nel sistema, assicurando che tutte le informazioni siano valide e consistenti prima di procedere al salvataggio nel database.</text:p>
      <text:p text:style-name="P5"/>
      <text:p text:style-name="P5"/>
      <text:p text:style-name="P5"><text:soft-page-break/></text:p>
      <text:p text:style-name="P5"/>
      <text:p text:style-name="P5"/>
      <text:p text:style-name="P5"/>
      <text:p text:style-name="P5"/>
      <text:p text:style-name="P25">API FedEx</text:p>
      <text:p text:style-name="P26"><text:span text:style-name="T30">Parametri necessari per la </text:span><text:span text:style-name="T27">configurazione</text:span><text:span text:style-name="T30">:</text:span></text:p>
      <text:p text:style-name="P20">-<text:span text:style-name="T25"> Codice account FedEX</text:span></text:p>
      <text:p text:style-name="P30"><text:span text:style-name="T12">- </text:span><text:span text:style-name="T16">Label Specification </text:span><text:span text:style-name="T2">– Dettagli sul tipo di immagine, sul formato della stampante e sul materiale dell'etichetta. È possibile indicare anche dettagli specifici del cliente come il contenuto della doc-tab, le etichette regolamentari e i dati mascherati sull'etichetta.</text:span></text:p>
      <text:p text:style-name="P30"><text:span text:style-name="T2">- </text:span><text:span text:style-name="T7">Client ID</text:span></text:p>
      <text:p text:style-name="P48">- Client Secret</text:p>
      <text:p text:style-name="P48">-Formato stampa predefinito</text:p>
      <text:p text:style-name="P30"><text:span text:style-name="T7"/></text:p>
      <text:p text:style-name="P34"><text:span text:style-name="T1">Parametri per l’</text:span><text:span text:style-name="T24">autorizzazione</text:span><text:span text:style-name="T1">:</text:span></text:p>
      <text:p text:style-name="P50">POST /oauth/token HTTP/1.1<text:line-break/>grant_type= client_credentials&amp;client_id=your client ID&amp;client_secret=Your secret</text:p>
      <text:p text:style-name="P20"/>
      <text:p text:style-name="P27">Parametri per la <text:span text:style-name="T25">creazione di un ordine:</text:span></text:p>
      <text:p text:style-name="P31"><text:span text:style-name="T8">- </text:span><text:span text:style-name="T10">Service type</text:span><text:span text:style-name="T8">: </text:span><text:span text:style-name="T2">Il tipo di servizio utilizzato per spedire il collo</text:span></text:p>
      <text:p text:style-name="P20">- <text:span text:style-name="T26">Packaging type</text:span><text:span text:style-name="T31">: Imballagio utilizzato per il collo </text:span><text:span text:style-name="T36">(tipo collo sulla GUI)</text:span></text:p>
      <text:p text:style-name="P20">- <text:span text:style-name="T26">Shipper information: </text:span><text:span text:style-name="T33">dati del mittente (</text:span><text:span text:style-name="T35">non visibile sulla GUI</text:span><text:span text:style-name="T33">)</text:span></text:p>
      <text:p text:style-name="P30"><text:span text:style-name="T9">- <text:s/></text:span><text:span text:style-name="T17">Recipient Information: </text:span><text:span text:style-name="T13">i dati del destinatario</text:span></text:p>
      <text:p text:style-name="P30"><text:span text:style-name="T13">- </text:span><text:span text:style-name="T18">Peso singoli colli</text:span></text:p>
      <text:p text:style-name="P30"><text:span text:style-name="T18">- Shipping payment type </text:span><text:span text:style-name="T14">(da inviare sempre con un valore di default, es: o SENDER o RECIPIENT) </text:span><text:span text:style-name="T37">chiedere</text:span></text:p>
      <text:p text:style-name="P30"><text:span text:style-name="T37"><text:tab/>Cosa</text:span><text:span text:style-name="T38"> rappresenta lo shipping payment type, e qual è il significato di ogni singolo valore?</text:span></text:p>
      <text:p text:style-name="P30"><text:span text:style-name="T9">- </text:span><text:span text:style-name="T17">Payer Information</text:span><text:span text:style-name="T13"> – I dati del pagante, elemento opzionale quando il tipo di pagamento indicato è SENDER</text:span></text:p>
      <text:p text:style-name="P30"><text:span text:style-name="T11"/></text:p>
      <text:p text:style-name="P6"><text:span text:style-name="T39"><text:tab/></text:span><text:span text:style-name="T42">Ritorna</text:span><text:span text:style-name="T40">: </text:span>il numero di monitoraggio e le informazioni sull'etichetta che serviranno per il <text:tab/><text:tab/><text:tab/>monitoraggio della spedizione.</text:p>
      <text:p text:style-name="P6"/>
      <text:p text:style-name="P23">Parametri <text:span text:style-name="T25">obbligatori</text:span> per la richiesta di <text:span text:style-name="T25">creazione spedizione:</text:span></text:p>
      <text:p text:style-name="P28"><text:a xlink:type="simple" xlink:href="https://developer.fedex.com/api/it-it/catalog/ship/v1/docs.html" text:style-name="Internet_20_link" text:visited-style-name="Visited_20_Internet_20_Link">https://developer.fedex.com/api/it-it/catalog/ship/v1/docs.html</text:a></text:p>
      <text:p text:style-name="P8"><text:span text:style-name="T25">Header</text:span>:</text:p>
      <text:p text:style-name="P1"><text:span text:style-name="T3"><text:tab/></text:span><text:span text:style-name="T2">content-type: application/json</text:span></text:p>
      <text:p text:style-name="P1"><text:span text:style-name="T2"><text:tab/></text:span><text:span text:style-name="T3">authorization: Bearer XXX (token di autorizzazione)</text:span></text:p>
      <text:h text:style-name="P9" text:outline-level="5"><text:soft-page-break/>Request Body schema: application/json</text:h>
      <text:p text:style-name="P10">{</text:p>
      <text:p text:style-name="P1"><text:span text:style-name="T3"><text:tab/></text:span><text:span text:style-name="T19">RequestedShipment: </text:span><text:span text:style-name="T21">[object]</text:span><text:span text:style-name="T3"> The descriptive data of the requested shipment.</text:span></text:p>
      <text:p text:style-name="P1"><text:span text:style-name="T3"><text:tab/></text:span><text:span text:style-name="T4">{</text:span></text:p>
      <text:p text:style-name="P1"><text:span text:style-name="T3"><text:tab/><text:tab/></text:span><text:span text:style-name="T20">shipper</text:span><text:span text:style-name="T4">: </text:span><text:span text:style-name="T21">[object]</text:span><text:span text:style-name="T4"> indica i dettagli di contatto del mittente per questa spedizione</text:span></text:p>
      <text:p text:style-name="P12"><text:tab/><text:tab/>{</text:p>
      <text:p text:style-name="P1"><text:span text:style-name="T4"><text:tab/><text:tab/><text:tab/></text:span><text:span text:style-name="T20">address</text:span><text:span text:style-name="T4">: </text:span><text:span text:style-name="T5"><text:s/></text:span><text:span text:style-name="T21">[object]</text:span><text:span text:style-name="T4"> Informazioni dettagliate sulla location (</text:span><text:span text:style-name="T23">approfondire</text:span><text:span text:style-name="T4">)</text:span></text:p>
      <text:p text:style-name="P32"><text:span text:style-name="T4"><text:tab/><text:tab/><text:tab/></text:span><text:span text:style-name="T5">{</text:span></text:p>
      <text:p text:style-name="P13"><text:tab/><text:tab/><text:tab/><text:tab/>streetLines: [array di stringhe] : Combination of number, street name, etc. At least <text:tab/><text:tab/><text:tab/><text:tab/>one line is required for a valid physical address. Empty lines should not be included. <text:tab/><text:tab/><text:tab/><text:tab/>Max Length is 35.</text:p>
      <text:p text:style-name="P32"><text:span text:style-name="T5"><text:tab/><text:tab/><text:tab/><text:tab/></text:span><text:span text:style-name="T6">city: The name of city, town of the recipient.Max length is 35.</text:span></text:p>
      <text:p text:style-name="P32"><text:span text:style-name="T6"><text:tab/><text:tab/><text:tab/><text:tab/>countryCode: This is the two-letter country code.<text:line-break/><text:tab/><text:tab/><text:tab/><text:tab/>Maximum length is 2.</text:span><text:span text:style-name="T6"/></text:p>
      <text:p text:style-name="P13"><text:tab/><text:tab/><text:tab/>}</text:p>
      <text:p text:style-name="P1"><text:span text:style-name="T4"><text:tab/><text:tab/><text:tab/></text:span><text:span text:style-name="T20">contact</text:span><text:span text:style-name="T4">: </text:span><text:span text:style-name="T21">[object]</text:span><text:span text:style-name="T4"> informazioni di contatto per questa spedizione</text:span></text:p>
      <text:p text:style-name="P33"><text:span text:style-name="T4"><text:tab/><text:tab/><text:tab/></text:span><text:span text:style-name="T6">{</text:span></text:p>
      <text:p text:style-name="P14"><text:tab/><text:tab/><text:tab/><text:tab/>phoneNumber: numero di telefono del mittente</text:p>
      <text:p text:style-name="P14"><text:tab/><text:tab/><text:tab/>}</text:p>
      <text:p text:style-name="P33"><text:span text:style-name="T6"><text:tab/><text:tab/><text:tab/></text:span><text:span text:style-name="T22">recipients</text:span><text:span text:style-name="T6">: [array di oggetti] </text:span></text:p>
      <text:p text:style-name="P14"><text:tab/><text:tab/><text:tab/>{</text:p>
      <text:p text:style-name="P33"><text:span text:style-name="T6"><text:tab/><text:tab/><text:tab/><text:tab/></text:span><text:span text:style-name="T22">address</text:span><text:span text:style-name="T6">: [</text:span><text:span text:style-name="T22">object]: </text:span><text:span text:style-name="T15">informazioni dettagliate sulla location del destinatario</text:span></text:p>
      <text:p text:style-name="P33"><text:span text:style-name="T15"><text:tab/><text:tab/><text:tab/><text:tab/></text:span><text:span text:style-name="T22">contact[object]: </text:span></text:p>
      <text:p text:style-name="P14"><text:tab/><text:tab/><text:tab/>}</text:p>
      <text:p text:style-name="P12"><text:tab/><text:tab/>}</text:p>
      <text:p text:style-name="P8"><text:tab/></text:p>
      <text:p text:style-name="P8"><text:tab/></text:p>
      <text:p text:style-name="P1"/>
      <text:p text:style-name="P1"/>
      <text:p text:style-name="P20"/>
      <text:p text:style-name="P27">Parametri ancora da assegnare:</text:p>
      <text:p text:style-name="P7"><text:span text:style-name="T41">- </text:span><text:span text:style-name="T43">Tipo di ritiro</text:span><text:span text:style-name="T41">: </text:span>Indica se la spedizione viene consegnata a una location FedEx o ritirata da FedEx, se si tratta di un ritiro programmato con regolarità o di un nuovo ritiro specifico per questa spedizione. Questa informazione è necessaria per FedEx Express, FedEx Ground e FedEx Ground<text:span text:style-name="T44">®</text:span> Economy</text:p>
      <text:p text:style-name="P7"/>
      <text:p text:style-name="P7"/>
      <text:p text:style-name="P8"/>
      <text:p text:style-name="P26"><text:span text:style-name="T30"/></text:p>
      <text:p text:style-name="P26"><text:span text:style-name="T30"/></text:p>
      <text:p text:style-name="P18"><text:soft-page-break/></text:p>
      <text:p text:style-name="P17">- </text:p>
      <text:p text:style-name="P15"/>
      <text:p text:style-name="P4"/>
      <text:p text:style-name="P24">Macro aree di intervento:</text:p>
      <text:p text:style-name="P24"/>
      <text:p text:style-name="P24"/>
      <text:p text:style-name="P29">Query e modifiche al database:</text:p>
      <text:p text:style-name="P29"/>
      <text:p text:style-name="P39"><text:span text:style-name="T46">poleepo-core/</text:span>ddl_update/PLP-570/<text:span text:style-name="T32"> </text:span><text:span text:style-name="T34">qua dentro ci sono le query da scrivere ed eseguire in produzione</text:span></text:p>
      <text:p text:style-name="P21"/>
      <text:p text:style-name="P21"><text:span text:style-name="T25">CORE.sql</text:span>: query per l’inserimento dei campi necessari all’ambiente di produzione. (in poleepo-core)</text:p>
      <text:p text:style-name="P21"><text:span text:style-name="T25">CARRIER.sql</text:span>: query per l’inserimento dei campi necessari all’ambiente di produzione (in carrier-service)</text:p>
      <text:p text:style-name="P21"/>
      <text:p text:style-name="P41">Tabella <text:span text:style-name="T25">shipper_type </text:span>nel Db poleepo_core:</text:p>
      <text:p text:style-name="P41">ci va l’ID del corriere che andiamo ad aggiungere, in questo caso Fedex avrà ID 30</text:p>
      <text:p text:style-name="P41"/>
      <text:p text:style-name="P44">domain/com/macrosolution/mpm/shipper/<text:span text:style-name="T25">ShipperType.groovy:</text:span></text:p>
      <text:p text:style-name="P43">classe di dominio, i metodi al suo interno sono stati aggiornati per includere il nuovo corriere fedex</text:p>
      <text:p text:style-name="P41"/>
      <text:p text:style-name="P24"/>
      <text:p text:style-name="P11"/>
      <text:p text:style-name="P45">Adattamento delle interfacce grafiche:</text:p>
      <text:p text:style-name="P45"/>
      <text:p text:style-name="P46">grails-app/views/index.gsp:</text:p>
      <text:p text:style-name="P46"/>
      <text:p text:style-name="P42">Pagina che mostra tutti i corrieri disponibli per l’utente, è stato aggiunto fedex tra quello già presenti</text:p>
      <text:p text:style-name="P42"/>
      <text:p text:style-name="P46">grails-app/views/fedex/_configuration.gsp:</text:p>
      <text:p text:style-name="P46"/>
      <text:p text:style-name="P42">qui c’è l’html della configurazione necessaria al funzionamento del corriere</text:p>
      <text:p text:style-name="P11"/>
      <text:p text:style-name="P11"/>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5T12:03:59.584123879</meta:creation-date>
    <dc:date>2024-06-26T15:52:24.060421557</dc:date>
    <meta:editing-duration>PT1H49M51S</meta:editing-duration>
    <meta:editing-cycles>6</meta:editing-cycles>
    <meta:generator>LibreOffice/24.2.4.2$Linux_X86_64 LibreOffice_project/420$Build-2</meta:generator>
    <meta:document-statistic meta:table-count="0" meta:image-count="0" meta:object-count="0" meta:page-count="4" meta:paragraph-count="84" meta:word-count="992" meta:character-count="7045" meta:non-whitespace-character-count="6056"/>
  </office:meta>
</office:document-meta>
</file>